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unga" svg:font-family="Tung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8.263cm" fo:margin-left="-0.753cm" fo:margin-right="-0.512cm" table:align="margins"/>
    </style:style>
    <style:style style:name="Tabla1.A" style:family="table-column">
      <style:table-column-properties style:column-width="4.272cm" style:rel-column-width="15329*"/>
    </style:style>
    <style:style style:name="Tabla1.B" style:family="table-column">
      <style:table-column-properties style:column-width="4.664cm" style:rel-column-width="16735*"/>
    </style:style>
    <style:style style:name="Tabla1.D" style:family="table-column">
      <style:table-column-properties style:column-width="4.664cm" style:rel-column-width="16736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" style:family="table-cell">
      <style:table-cell-properties fo:background-color="#eeeeee" fo:padding="0.097cm" fo:border="0.002cm solid #000000">
        <style:background-image/>
      </style:table-cell-properties>
    </style:style>
    <style:style style:name="Tabla1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a1.D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style:text-autospace="none"/>
      <style:text-properties style:font-name="Courier New" fo:font-size="11pt" fo:language="es" fo:country="ES" style:font-name-asian="Courier New" style:font-size-asian="11pt" style:font-name-complex="Courier New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unga" fo:font-size="13pt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Courier New" fo:font-size="11pt" fo:language="es" fo:country="ES" style:font-name-asian="Courier New" style:font-size-asian="11pt" style:font-name-complex="Courier New" style:font-size-complex="11pt"/>
    </style:style>
    <style:style style:name="T1" style:family="text">
      <style:text-properties style:font-name="Arial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 DE INFORMACIÓN PARA EL REGISTRO Y CONTROL DE ALIMENTOS Y DIETAS</text:p>
      <text:p text:style-name="Standard"/>
      <text:p text:style-name="Standard">Requisitos de datos</text:p>
      <text:p text:style-name="Standard">RD1-Datos nuevo producto:</text:p>
      <text:p text:style-name="Standard"><text:tab/>Nombre: una cadena de hasta 20 caracteres no vacía.</text:p>
      <text:p text:style-name="Standard"><text:tab/>Calorías: un número decimal positivo.</text:p>
      <text:p text:style-name="Standard"><text:tab/>Descripción: una cadena de hasta 200 caracteres.</text:p>
      <text:p text:style-name="Standard"/>
      <text:p text:style-name="Standard">RD2-Datos producto:</text:p>
      <text:p text:style-name="Standard"><text:tab/>Identificador de producto: un número entero.</text:p>
      <text:p text:style-name="Standard"><text:tab/>Nombre: una cadena de hasta 20 caracteres no vacía.</text:p>
      <text:p text:style-name="Standard"><text:tab/>Calorías: un número decimal positivo.</text:p>
      <text:p text:style-name="Standard"><text:tab/>Descripción: una cadena de hasta 200 caracteres.</text:p>
      <text:p text:style-name="Standard"/>
      <text:p text:style-name="Standard">RD3-Datos producto modificado:</text:p>
      <text:p text:style-name="Standard"><text:tab/>Identificador de producto: un número entero.</text:p>
      <text:p text:style-name="Standard"><text:tab/>Nombre: una cadena de hasta 20 caracteres.</text:p>
      <text:p text:style-name="Standard"><text:tab/>Calorías: un número decimal positivo.</text:p>
      <text:p text:style-name="Standard"><text:tab/>Descripción: una cadena de hasta 200 caracteres.</text:p>
      <text:p text:style-name="Standard"/>
      <text:p text:style-name="Standard">RD4-Identificador comprador:</text:p>
      <text:p text:style-name="Standard"><text:tab/>Identificador de usuario: un número entero.</text:p>
      <text:p text:style-name="Standard"><text:s/></text:p>
      <text:p text:style-name="Standard">RD5-Lista de productos comprados:</text:p>
      <text:p text:style-name="Standard"><text:tab/>Identificador de producto: un número entero.</text:p>
      <text:p text:style-name="Standard"><text:tab/>Nombre: una cadena de hasta 20 caracteres no vacía.</text:p>
      <text:p text:style-name="Standard"><text:tab/>Calorías: un número decimal positivo.</text:p>
      <text:p text:style-name="Standard"><text:tab/>Descripción: una cadena de hasta 200 caracteres.</text:p>
      <text:p text:style-name="Standard"/>
      <text:p text:style-name="Standard">RD6-Datos nuevo super:</text:p>
      <text:p text:style-name="Standard"><text:tab/>Nombre: <text:s/>una cadena de hasta 20 caracteres no vacía.</text:p>
      <text:p text:style-name="Standard"><text:tab/>Dirección: <text:s/>una cadena de hasta 30 caracteres no vacía.</text:p>
      <text:p text:style-name="Standard"><text:tab/>Teléfono: una cadena de 9 caracteres numéricos.</text:p>
      <text:p text:style-name="Standard"><text:tab/>Página web: una cadena de hasta 20 caracteres no vacía.</text:p>
      <text:p text:style-name="Standard"/>
      <text:p text:style-name="Standard">RD7-Datos super:</text:p>
      <text:p text:style-name="Standard"><text:tab/>Identificador de super: un número entero.</text:p>
      <text:p text:style-name="Standard"><text:tab/>Nombre: <text:s/>una cadena de hasta 20 caracteres no vacía.</text:p>
      <text:p text:style-name="Standard"><text:tab/>Dirección: <text:s/>una cadena de hasta 30 caracteres.</text:p>
      <text:p text:style-name="Standard"><text:tab/>Teléfono: una cadena de hasta 9 caracteres numéricos.</text:p>
      <text:p text:style-name="Standard"><text:tab/>Página web: una cadena de hasta 20 caracteres.</text:p>
      <text:p text:style-name="Standard"/>
      <text:p text:style-name="Standard">RD8-Datos super modificado:</text:p>
      <text:p text:style-name="Standard"><text:tab/>Identificador de super: un número entero.</text:p>
      <text:p text:style-name="Standard"><text:tab/>Nombre: <text:s/>una cadena de hasta 20 caracteres.</text:p>
      <text:p text:style-name="Standard"><text:tab/>Dirección: <text:s/>una cadena de hasta 30 caracteres.</text:p>
      <text:p text:style-name="Standard"><text:tab/>Teléfono: una cadena de hasta 9 caracteres numéricos.</text:p>
      <text:p text:style-name="Standard"><text:tab/>Página web: una cadena de hasta 20 caracteres.</text:p>
      <text:p text:style-name="Standard"/>
      <text:p text:style-name="Standard">RD9-Datos nueva compra:</text:p>
      <text:p text:style-name="Standard"><text:tab/>Identificador de usuario: un número entero.</text:p>
      <text:p text:style-name="Standard"><text:soft-page-break/>RD10-Datos compra:</text:p>
      <text:p text:style-name="Standard"><text:tab/>Identificador de compra: un número entero.</text:p>
      <text:p text:style-name="Standard"><text:tab/>Identificador de usuario: un número entero.</text:p>
      <text:p text:style-name="Standard"><text:tab/>Fecha: tres conjuntos de enteros formados los dos primeros por conjuntos de dos cifras y el <text:tab/><text:tab/>tercero por un conjunto de cuatro cifras, separados por barras ('/').</text:p>
      <text:p text:style-name="Standard"><text:tab/></text:p>
      <text:p text:style-name="Standard">RD11-Datos nueva línea de compra:</text:p>
      <text:p text:style-name="Standard"><text:tab/>Identificador de compra: un número entero.</text:p>
      <text:p text:style-name="Standard"><text:tab/>Identificador de producto: un número entero.</text:p>
      <text:p text:style-name="Standard"><text:tab/>Identificador de super: un número entero.</text:p>
      <text:p text:style-name="Standard"><text:tab/>Cantidad: un número entero mayor que cero.</text:p>
      <text:p text:style-name="Standard"><text:tab/>Importe: un número decimal mayor que cero.</text:p>
      <text:p text:style-name="Standard"/>
      <text:p text:style-name="Standard">RD12-Datos línea de compra:</text:p>
      <text:p text:style-name="Standard"><text:tab/>Identificador de compra: un número entero.</text:p>
      <text:p text:style-name="Standard"><text:tab/>Identificador de producto: un número entero.</text:p>
      <text:p text:style-name="Standard"><text:tab/>Identificador de super: un número entero.</text:p>
      <text:p text:style-name="Standard"><text:tab/>Cantidad: un número entero mayor que cero.</text:p>
      <text:p text:style-name="Standard"><text:tab/>Importe: un número decimal mayor que cero.</text:p>
      <text:p text:style-name="Standard"/>
      <text:p text:style-name="Standard">RD13-Datos línea de compra a eliminar:</text:p>
      <text:p text:style-name="Standard"><text:tab/>Identificador de compra: un número entero.</text:p>
      <text:p text:style-name="Standard"><text:tab/>Identificador de producto: un número entero.</text:p>
      <text:p text:style-name="Standard"><text:tab/>Identificador de super: un número entero.</text:p>
      <text:p text:style-name="Standard"/>
      <text:p text:style-name="Standard">RD14-Datos nueva dieta:</text:p>
      <text:p text:style-name="Standard"><text:tab/>Identificador de usuario: un número entero.</text:p>
      <text:p text:style-name="Standard"><text:tab/>Nombre: una cadena de hasta 20 caracteres no vacía.</text:p>
      <text:p text:style-name="Standard"><text:tab/>Descripción: una cadena de hasta 200 caracteres.</text:p>
      <text:p text:style-name="Standard"/>
      <text:p text:style-name="Standard">RD15-Datos dieta:</text:p>
      <text:p text:style-name="Standard"><text:tab/>Identificador de dieta: un número entero.</text:p>
      <text:p text:style-name="Standard"><text:tab/>Identificador de usuario: un número entero.</text:p>
      <text:p text:style-name="Standard"><text:tab/>Nombre: una cadena de hasta 20 caracteres no vacía.</text:p>
      <text:p text:style-name="Standard"><text:tab/>Descripción: una cadena de hasta 200 caracteres.</text:p>
      <text:p text:style-name="Standard"/>
      <text:p text:style-name="Standard">RD16-Datos nueva receta de dieta:</text:p>
      <text:p text:style-name="Standard"><text:tab/>Identificador de dieta: un número entero.</text:p>
      <text:p text:style-name="Standard"><text:tab/>Identificador de receta: un número entero.</text:p>
      <text:p text:style-name="Standard"/>
      <text:p text:style-name="Standard">RD17-Datos receta de dieta:</text:p>
      <text:p text:style-name="Standard"><text:tab/>Identificador de dieta: un número entero.</text:p>
      <text:p text:style-name="Standard"><text:tab/>Identificador de receta: un número entero.</text:p>
      <text:p text:style-name="Standard"/>
      <text:p text:style-name="Standard">RD18-Datos receta de dieta a eliminar:</text:p>
      <text:p text:style-name="Standard"><text:tab/>Identificador de dieta: un número entero.</text:p>
      <text:p text:style-name="Standard"><text:tab/>Identificador de receta: un número entero.</text:p>
      <text:p text:style-name="Standard"/>
      <text:p text:style-name="Standard">RD19-Datos nueva receta:</text:p>
      <text:p text:style-name="Standard"><text:tab/>Nombre: una cadena de hasta 20 caracteres no vacía.</text:p>
      <text:p text:style-name="Standard"><text:tab/>Personas: un número entero.</text:p>
      <text:p text:style-name="Standard"><text:tab/>Tiempo: un número entero.</text:p>
      <text:p text:style-name="Standard"><text:soft-page-break/><text:tab/>Descripción: una cadena de hasta 200 caracteres.</text:p>
      <text:p text:style-name="Standard"/>
      <text:p text:style-name="Standard">RD20-Datos receta:</text:p>
      <text:p text:style-name="Standard"><text:tab/>Identificador de receta: un número entero.</text:p>
      <text:p text:style-name="Standard"><text:tab/>Nombre: una cadena de hasta 20 caracteres no vacía.</text:p>
      <text:p text:style-name="Standard"><text:tab/>Personas: un número entero mayor que cero.</text:p>
      <text:p text:style-name="Standard"><text:tab/>Tiempo: un número entero mayor que cero.</text:p>
      <text:p text:style-name="Standard"><text:tab/>Descripción: una cadena de hasta 200 caracteres.</text:p>
      <text:p text:style-name="Standard"><text:tab/></text:p>
      <text:p text:style-name="Standard">RD21-Datos nuevo producto de receta:</text:p>
      <text:p text:style-name="Standard"><text:tab/>Identificador de producto: un número entero.</text:p>
      <text:p text:style-name="Standard"><text:tab/>Identificador de receta: un número entero.</text:p>
      <text:p text:style-name="Standard"><text:tab/>Cantidad: un número entero.</text:p>
      <text:p text:style-name="Standard"/>
      <text:p text:style-name="Standard">RD22-Datos producto de receta:</text:p>
      <text:p text:style-name="Standard"><text:tab/>Identificador de producto: un número entero.</text:p>
      <text:p text:style-name="Standard"><text:tab/>Identificador de receta: un número entero.</text:p>
      <text:p text:style-name="Standard"><text:tab/>Cantidad: un número entero.</text:p>
      <text:p text:style-name="Standard"/>
      <text:p text:style-name="Standard">RD23-Datos producto de receta a eliminar:</text:p>
      <text:p text:style-name="Standard"><text:tab/>Identificador de producto: un número entero.</text:p>
      <text:p text:style-name="Standard"><text:tab/>Identificador de receta: un número entero.</text:p>
      <text:p text:style-name="Standard"/>
      <text:p text:style-name="Standard">RD24-Datos receta modificada:</text:p>
      <text:p text:style-name="Standard"><text:tab/>Identificador de receta: un número entero.</text:p>
      <text:p text:style-name="Standard"><text:tab/>Nombre: una cadena de hasta 20 caracteres.</text:p>
      <text:p text:style-name="Standard"><text:tab/>Personas: un número entero.</text:p>
      <text:p text:style-name="Standard"><text:tab/>Tiempo: un número entero.</text:p>
      <text:p text:style-name="Standard"><text:tab/>Descripción: una cadena de hasta 200 caracteres.</text:p>
      <text:p text:style-name="Standard"/>
      <text:p text:style-name="Standard">RD25-Datos nuevo usuario:</text:p>
      <text:p text:style-name="Standard"><text:tab/>Nombre: una cadena de hasta 20 caracteres no vacía.</text:p>
      <text:p text:style-name="Standard"><text:tab/>Primer apellido: una cadena de hasta 20 caracteres.</text:p>
      <text:p text:style-name="Standard"><text:tab/>Segundo apellido: una cadena de hasta 20 caracteres.</text:p>
      <text:p text:style-name="Standard"><text:tab/>Nombre de usuario: una cadena de hasta 20 caracteres.</text:p>
      <text:p text:style-name="Standard"><text:tab/>Contraseña: una cadena alfanumérica de hasta 20 elementos.</text:p>
      <text:p text:style-name="Standard"/>
      <text:p text:style-name="Standard">RD26-Datos usuario:</text:p>
      <text:p text:style-name="Standard"><text:tab/>Identificador de usuario: un número entero.</text:p>
      <text:p text:style-name="Standard"><text:tab/>Nombre: una cadena de hasta 20 caracteres no vacía.</text:p>
      <text:p text:style-name="Standard"><text:tab/>Primer apellido: una cadena de hasta 20 caracteres.</text:p>
      <text:p text:style-name="Standard"><text:tab/>Segundo apellido: una cadena de hasta 20 caracteres.</text:p>
      <text:p text:style-name="Standard"><text:tab/>Nombre de usuario: una cadena de hasta 20 caracteres.</text:p>
      <text:p text:style-name="Standard"><text:tab/>Contraseña: una cadena alfanumérica de hasta 20 elementos.</text:p>
      <text:p text:style-name="Standard"/>
      <text:p text:style-name="Standard">RD27-Datos usuario modificado:</text:p>
      <text:p text:style-name="Standard"><text:tab/>Identificador de usuario: un número entero.<text:tab/></text:p>
      <text:p text:style-name="Standard"><text:tab/>Nombre: una cadena de hasta 20 caracteres no vacía.</text:p>
      <text:p text:style-name="Standard"><text:tab/>Primer apellido: una cadena de hasta 20 caracteres.</text:p>
      <text:p text:style-name="Standard"><text:tab/>Segundo apellido: una cadena de hasta 20 caracteres.</text:p>
      <text:p text:style-name="Standard"><text:tab/>Contraseña: una cadena alfanumérica de hasta 20 elementos.</text:p>
      <text:p text:style-name="Standard"/>
      <text:p text:style-name="Standard"><text:soft-page-break/>RD28-Datos usuario a eliminar:</text:p>
      <text:p text:style-name="Standard"><text:tab/>Identificador de usuario: un número entero.<text:tab/></text:p>
      <text:p text:style-name="Standard"><text:tab/></text:p>
      <text:p text:style-name="Standard">RD29-Datos nueva comida:</text:p>
      <text:p text:style-name="Standard"><text:tab/>Identificador de usuario: un número entero.</text:p>
      <text:p text:style-name="Standard"><text:tab/>Identificador de receta: un número entero.</text:p>
      <text:p text:style-name="Standard"><text:tab/>Fecha: tres conjuntos de enteros formados los dos primeros por conjuntos de dos cifras y el <text:tab/><text:tab/>tercero por un conjunto de cuatro cifras, separados por barras ('/').</text:p>
      <text:p text:style-name="Standard"/>
      <text:p text:style-name="Standard">RD30-Datos comida:</text:p>
      <text:p text:style-name="Standard"><text:tab/>Identificador de usuario: un número entero.</text:p>
      <text:p text:style-name="Standard"><text:tab/>Identificador de receta: un número entero.</text:p>
      <text:p text:style-name="Standard"><text:tab/>Fecha: tres conjuntos de enteros formados los dos primeros por conjuntos de dos cifras y el <text:tab/><text:tab/>tercero por un conjunto de cuatro cifras, separados por barras ('/').</text:p>
      <text:p text:style-name="Standard"><text:tab/></text:p>
      <text:p text:style-name="Standard">RD31-Identificador propietario de stock:</text:p>
      <text:p text:style-name="Standard"><text:tab/>Identificador de usuario: un número entero.</text:p>
      <text:p text:style-name="Standard"/>
      <text:p text:style-name="Standard">RD32-Lista de stock:</text:p>
      <text:p text:style-name="Standard"><text:tab/>Identificador de producto: un número entero.</text:p>
      <text:p text:style-name="Standard"><text:tab/>Nombre: una cadena de hasta 20 caracteres no vacía.</text:p>
      <text:p text:style-name="Standard"><text:tab/>Calorías: un número decimal positivo.</text:p>
      <text:p text:style-name="Standard"><text:tab/>Descripción: una cadena de hasta 200 caracteres.</text:p>
      <text:p text:style-name="Standard"><text:tab/>Cantidad: un número entero mayor que cero.</text:p>
      <text:p text:style-name="Standard"/>
      <text:p text:style-name="Standard">RD33-Identificador usuario para gasto diario:</text:p>
      <text:p text:style-name="Standard"><text:tab/>Identificador de usuario: un número entero.</text:p>
      <text:p text:style-name="Standard"/>
      <text:p text:style-name="Standard">RD34-Valor de gasto diario:</text:p>
      <text:p text:style-name="Standard"><text:tab/>Gasto: un número decimal.</text:p>
      <text:p text:style-name="Standard"/>
      <text:p text:style-name="Standard">RD35-Identificador usuario para gasto mensual:</text:p>
      <text:p text:style-name="Standard"><text:tab/>Identificador de usuario: un número entero.</text:p>
      <text:p text:style-name="Standard"/>
      <text:p text:style-name="Standard">RD36-Valor de gasto mensual:</text:p>
      <text:p text:style-name="Standard"><text:tab/>Gasto: un número decimal.</text:p>
      <text:p text:style-name="Standard"/>
      <text:p text:style-name="Standard">RD37-Usuario que consulta recetas disponibles:</text:p>
      <text:p text:style-name="Standard"><text:tab/>Identificador de usuario: un número entero.</text:p>
      <text:p text:style-name="Standard"/>
      <text:p text:style-name="Standard">RD38-Lista recetas disponibles:</text:p>
      <text:p text:style-name="Standard"><text:tab/>Identificador de receta: un número entero.</text:p>
      <text:p text:style-name="Standard"><text:tab/>Nombre: una cadena de hasta 20 caracteres no vacía.</text:p>
      <text:p text:style-name="Standard"><text:tab/>Personas: un número entero mayor que cero.</text:p>
      <text:p text:style-name="Standard"><text:tab/>Tiempo: un número entero mayor que cero.</text:p>
      <text:p text:style-name="Standard"><text:tab/>Descripción: una cadena de hasta 200 caracteres.</text:p>
      <text:p text:style-name="Standard"/>
      <text:p text:style-name="Standard">RD39-Identificador de dieta a consultar:</text:p>
      <text:p text:style-name="Standard"><text:tab/>Identificador de dieta: un número entero.</text:p>
      <text:p text:style-name="Standard"/>
      <text:p text:style-name="Standard">RD40-Coste por super:</text:p>
      <text:p text:style-name="Standard"><text:tab/>Identificador de super: un número entero.</text:p>
      <text:p text:style-name="Standard"><text:soft-page-break/><text:tab/>Nombre: <text:s/>una cadena de hasta 20 caracteres no vacía.</text:p>
      <text:p text:style-name="Standard"><text:tab/>Dirección: <text:s/>una cadena de hasta 30 caracteres.</text:p>
      <text:p text:style-name="Standard"><text:tab/>Teléfono: una cadena de hasta 9 caracteres numéricos.</text:p>
      <text:p text:style-name="Standard"><text:tab/>Página web: una cadena de hasta 20 caracteres.</text:p>
      <text:p text:style-name="Standard"><text:tab/>Gasto: un número decimal.</text:p>
      <text:p text:style-name="Standard"/>
      <text:p text:style-name="Standard">RD41-Datos de identificación:</text:p>
      <text:p text:style-name="Standard"><text:tab/>Nombre: una cadena de hasta 20 caracteres no vacía.</text:p>
      <text:p text:style-name="Standard"><text:tab/>Contraseña: una cadena alfanumérica de hasta 20 elementos no vacía.</text:p>
      <text:p text:style-name="Standard"/>
      <text:p text:style-name="Standard">RD42-Identificador creador de dieta completa:</text:p>
      <text:p text:style-name="Standard"><text:tab/>Identificador de usuario: un número entero.</text:p>
      <text:p text:style-name="Standard"/>
      <text:p text:style-name="Standard">RD43-Datos dieta completa:</text:p>
      <text:p text:style-name="Standard"><text:tab/>Identificador de dieta: un número entero.</text:p>
      <text:p text:style-name="Standard"><text:tab/>Nombre: una cadena de hasta 20 caracteres no vacía.</text:p>
      <text:p text:style-name="Standard"><text:tab/>Descripción: una cadena de hasta 200 caracteres.</text:p>
      <text:p text:style-name="Standard"/>
      <text:p text:style-name="Standard">RD44-<text:span text:style-name="T1">Lista de recetas de dieta</text:span>:</text:p>
      <text:p text:style-name="Standard"><text:tab/>Identificador de receta: un número entero.</text:p>
      <text:p text:style-name="Standard"><text:tab/>Nombre: una cadena de hasta 20 caracteres.</text:p>
      <text:p text:style-name="Standard"><text:tab/>Personas: un número entero.</text:p>
      <text:p text:style-name="Standard"><text:tab/>Tiempo: un número entero.</text:p>
      <text:p text:style-name="Standard"><text:tab/>Descripción: una cadena de hasta 200 caracteres.</text:p>
      <text:p text:style-name="Standard"><text:tab/></text:p>
      <text:p text:style-name="Standard">RD45-Identificador creador de dietas:</text:p>
      <text:p text:style-name="Standard"><text:tab/>Identificador de usuario: un número entero.</text:p>
      <text:p text:style-name="Standard"/>
      <text:p text:style-name="Standard">RD46-Lista de dietas:</text:p>
      <text:p text:style-name="Standard"><text:tab/>Identificador de dieta: un número entero.</text:p>
      <text:p text:style-name="Standard"><text:tab/>Nombre: una cadena de hasta 20 caracteres no vacía.</text:p>
      <text:p text:style-name="Standard"><text:tab/>Descripción: una cadena de hasta 200 caracteres.</text:p>
      <text:p text:style-name="Standard"/>
      <text:p text:style-name="Standard">RD47-Identificador consultor de recetas:</text:p>
      <text:p text:style-name="Standard"><text:tab/>Identificador de usuario: un número entero.</text:p>
      <text:p text:style-name="Standard"/>
      <text:p text:style-name="Standard">RD48-Lista de recetas:</text:p>
      <text:p text:style-name="Standard"><text:tab/>Identificador de receta: un número entero.</text:p>
      <text:p text:style-name="Standard"><text:tab/>Nombre: una cadena de hasta 20 caracteres.</text:p>
      <text:p text:style-name="Standard"><text:tab/>Personas: un número entero.</text:p>
      <text:p text:style-name="Standard"><text:tab/>Tiempo: un número entero.</text:p>
      <text:p text:style-name="Standard"><text:tab/>Descripción: una cadena de hasta 200 caracteres.</text:p>
      <text:p text:style-name="Standard"/>
      <text:p text:style-name="Standard">RD49-Identificador usuario propio:</text:p>
      <text:p text:style-name="Standard"><text:tab/>Identificador de usuario: un número entero.</text:p>
      <text:p text:style-name="Standard"/>
      <text:p text:style-name="Standard">RD50-Datos usuario propio:</text:p>
      <text:p text:style-name="Standard"><text:tab/>Nombre: una cadena de hasta 20 caracteres.</text:p>
      <text:p text:style-name="Standard"><text:tab/>Primer apellido: una cadena de hasta 20 caracteres.</text:p>
      <text:p text:style-name="Standard"><text:tab/>Segundo apellido: una cadena de hasta 20 caracteres.</text:p>
      <text:p text:style-name="Standard"><text:tab/>Nombre de usuario: una cadena de hasta 20 caracteres.</text:p>
      <text:p text:style-name="Standard"><text:tab/>Contraseña: una cadena alfanumérica de hasta 20 elementos.</text:p>
      <text:p text:style-name="Standard"><text:soft-page-break/><text:tab/></text:p>
      <text:p text:style-name="Standard">RD51-Identificador cocinero:</text:p>
      <text:p text:style-name="Standard"><text:tab/>Identificador de usuario: un número entero.</text:p>
      <text:p text:style-name="Standard"/>
      <text:p text:style-name="Standard">RD52-Lista de comidas:</text:p>
      <text:p text:style-name="Standard"><text:tab/>Identificador de usuario: un número entero.</text:p>
      <text:p text:style-name="Standard"><text:tab/>Identificador de receta: un número entero.</text:p>
      <text:p text:style-name="Standard"><text:tab/>Fecha: tres conjuntos de enteros formados los dos primeros por conjuntos de dos cifras y el <text:tab/><text:tab/>tercero por un conjunto de cuatro cifras, separad</text:p>
      <text:p text:style-name="Standard"><text:tab/></text:p>
      <text:p text:style-name="Standard">RD29-Datos comida a eliminar:</text:p>
      <text:p text:style-name="Standard"><text:tab/>Identificador de usuario: un número entero.</text:p>
      <text:p text:style-name="Standard"><text:tab/>Identificador de receta: un número entero.</text:p>
      <text:p text:style-name="Standard"><text:tab/>Fecha: tres conjuntos de enteros formados los dos primeros por conjuntos de dos cifras y el <text:tab/><text:tab/>tercero por un conjunto de cuatro cifras, separados por barras ('/').</text:p>
      <text:p text:style-name="Standard"/>
      <text:p text:style-name="Standard">Requisitos funcionales</text:p>
      <text:p text:style-name="Standard">RF1-Alta de un producto: registra un producto en el sistema a partir de los datos de un producto proporcionados por un usuario.</text:p>
      <text:p text:style-name="Standard"/>
      <text:p text:style-name="Standard">RF2-Modificar un producto: modifica los datos de un producto almacenado en el sistema por los proporcionados por el usuario.</text:p>
      <text:p text:style-name="Standard"/>
      <text:p text:style-name="Standard">RF3-Listar productos comprados: devuelve los productos comprados por el usuario cuyo código se ha pasado como parámetro.</text:p>
      <text:p text:style-name="Standard"/>
      <text:p text:style-name="Standard">RF4-Registrar un super: añade un nuevo supermercado al sistema con la información facilitada por el usuario.</text:p>
      <text:p text:style-name="Standard"/>
      <text:p text:style-name="Standard">RF5-Modificar un super: altera la información de un supermercado registrado en el sistema por los nuevos datos suministrados.</text:p>
      <text:p text:style-name="Standard"/>
      <text:p text:style-name="Standard">RF6-Nueva compra: almacena una compra nueva en el sistema con la fecha actual y el identificador del usuario que la ha iniciado.</text:p>
      <text:p text:style-name="Standard"/>
      <text:p text:style-name="Standard">RF7-Añadir producto a compra: incluye una cantidad determinada de artículos identificados por los datos proporcionados por el usuario y su importe en euros.</text:p>
      <text:p text:style-name="Standard"/>
      <text:p text:style-name="Standard">RF8-Eliminar producto de compra: borra de una compra el producto adquirido en un supermercado <text:s/>por el usuario.</text:p>
      <text:p text:style-name="Standard"/>
      <text:p text:style-name="Standard">RF9-Añadir nueva dieta: agrega una nueva dieta a las almacenadas en el sistema a partir de los datos dados por el usuario.</text:p>
      <text:p text:style-name="Standard"/>
      <text:p text:style-name="Standard">RF10-Añadir receta a dieta: incluye una receta en una dieta, ambas identificadas por los datos proporcionador por el usuario.</text:p>
      <text:p text:style-name="Standard"/>
      <text:p text:style-name="Standard">RF11-Eliminar receta de dieta: borra una receta de una dieta determinada, según los datos proporcionados por el usuario.</text:p>
      <text:p text:style-name="Standard"/>
      <text:p text:style-name="Standard">RF12-Añadir nueva receta: registra una receta en el sistema partiendo de los datos de una receta proporcionados por un usuario.</text:p>
      <text:p text:style-name="Standard"><text:soft-page-break/></text:p>
      <text:p text:style-name="Standard">RF13-Añadir producto a receta: registra un ingrediente, junto con su cantidad, en una receta almacenada en el sistema, a partir de los datos introducidos por el usuario.</text:p>
      <text:p text:style-name="Standard"/>
      <text:p text:style-name="Standard">RF14-Eliminar producto de receta: elimina el producto identificado por el usuario de la receta proporcionada por el mismo.</text:p>
      <text:p text:style-name="Standard"/>
      <text:p text:style-name="Standard">RF15-Modificar una receta: altera la información de una receta registrada en el sistema por los nuevos datos que el usuario proporcione.</text:p>
      <text:p text:style-name="Standard"/>
      <text:p text:style-name="Standard">RF16-Dar de alta un usuario: registra un usuario nuevo en el sistema a partir de la información proporcionada por un usuario anónimo.</text:p>
      <text:p text:style-name="Standard"/>
      <text:p text:style-name="Standard">RF17-Modificar un usuario: modifica los datos de un usuario registrado en el sistema e identificado por los nuevos valores suministrados.</text:p>
      <text:p text:style-name="Standard"/>
      <text:p text:style-name="Standard">RF18-Elimina un usuario: suprime los datos de un usuario registrado en el sistema e identificado por los nuevos valores suministrados.</text:p>
      <text:p text:style-name="Standard"/>
      <text:p text:style-name="Standard">RF19-Hacer comida: registra la elaboración de una receta llevada a cabo por un usuario del sistema en la fecha actual.</text:p>
      <text:p text:style-name="Standard"/>
      <text:p text:style-name="Standard">RF20-Listar stock: muestra la cantidad de productos disponibles para un usuario.</text:p>
      <text:p text:style-name="Standard"/>
      <text:p text:style-name="Standard">RF21-Calcular gasto diario: devuelve el promedio de euros que gasta el usuario cada día.</text:p>
      <text:p text:style-name="Standard"/>
      <text:p text:style-name="Standard">RF22-Calcular gasto mensual: retorna la cantidad de euros que el usuario gasta al mes.</text:p>
      <text:p text:style-name="Standard"/>
      <text:p text:style-name="Standard">RF23-Mostrar recetas disponibles: devuelve una lista con todas las recetas que, según los ingredientes disponibles y la dieta que sigue, se pueden cocinar.</text:p>
      <text:p text:style-name="Standard"/>
      <text:p text:style-name="Standard">RF24-Calcular precio de una dieta: devuelve el coste de llevar a cabo cada receta de una dieta para cada supermercado.</text:p>
      <text:p text:style-name="Standard"/>
      <text:p text:style-name="Standard">RF25-Identificar usuario: comprueba si los datos proporcionados por el usuarios anónimo coinciden con los de algún usuario registrado en el sistema.</text:p>
      <text:p text:style-name="Standard"/>
      <text:p text:style-name="Standard">RF26-Listar dieta completa: muestra toda la información de una dieta, así como de sus recetas asociadas.</text:p>
      <text:p text:style-name="Standard"/>
      <text:p text:style-name="Standard">RF27-Listar dietas: recoge del sistema todas las dietas asociadas al usuario y los devuelve en una lista.</text:p>
      <text:p text:style-name="Standard"/>
      <text:p text:style-name="Standard">RF28- Listar recetas: devuelve una lista con todas las recetas del sistema, tanto las que pertenecen a alguna de nuestras dietas como las que no.</text:p>
      <text:p text:style-name="Standard"/>
      <text:p text:style-name="Standard">RF29- Mostrar datos usuario: muestra los campos registrados asociados al identificador de usuario.</text:p>
      <text:p text:style-name="P6"/>
      <text:p text:style-name="Standard">RF30- Listar comidas: lista todos los platos que ha llevado a cabo el usuario del sistema.</text:p>
      <text:p text:style-name="P6"/>
      <text:p text:style-name="Standard">RF31- Eliminar comida: borra una comida registrada a partir de la receta y el identificador de usuario registrado.</text:p>
      <text:p text:style-name="P6"/>
      <text:p text:style-name="Standard"><text:soft-page-break/></text:p>
      <text:p text:style-name="Standard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row>
          <table:table-cell table:style-name="Tabla1.A1" office:value-type="string">
            <text:p text:style-name="P3"/>
          </table:table-cell>
          <table:table-cell table:style-name="Tabla1.B1" office:value-type="string">
            <text:p text:style-name="P3">ENTRADA</text:p>
          </table:table-cell>
          <table:table-cell table:style-name="Tabla1.B1" office:value-type="string">
            <text:p text:style-name="P3">MANEJO</text:p>
          </table:table-cell>
          <table:table-cell table:style-name="Tabla1.D1" office:value-type="string">
            <text:p text:style-name="P3">SALIDA</text:p>
          </table:table-cell>
        </table:table-row>
        <table:table-row>
          <table:table-cell table:style-name="Tabla1.A2" office:value-type="string">
            <text:p text:style-name="Standard">RF1-Alta de un producto</text:p>
          </table:table-cell>
          <table:table-cell table:style-name="Tabla1.B2" office:value-type="string">
            <text:p text:style-name="P1">RD1-Datos nuevo producto</text:p>
          </table:table-cell>
          <table:table-cell table:style-name="Tabla1.B2" office:value-type="string">
            <text:p text:style-name="P1">RD2-Datos producto</text:p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Standard">RF2-Modificar un producto</text:p>
          </table:table-cell>
          <table:table-cell table:style-name="Tabla1.B2" office:value-type="string">
            <text:p text:style-name="P1">RD3-Datos producto modificado</text:p>
          </table:table-cell>
          <table:table-cell table:style-name="Tabla1.B2" office:value-type="string">
            <text:p text:style-name="P1">RD2-Datos producto</text:p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Standard">RF3-Listar productos comprados</text:p>
          </table:table-cell>
          <table:table-cell table:style-name="Tabla1.B2" office:value-type="string">
            <text:p text:style-name="P1">RD4-Identificador comprador</text:p>
          </table:table-cell>
          <table:table-cell table:style-name="Tabla1.B2" office:value-type="string">
            <text:p text:style-name="P1">RD2-Datos producto</text:p>
          </table:table-cell>
          <table:table-cell table:style-name="Tabla1.D2" office:value-type="string">
            <text:p text:style-name="P1">RD5-Lista de productos comprados</text:p>
          </table:table-cell>
        </table:table-row>
        <table:table-row>
          <table:table-cell table:style-name="Tabla1.A2" office:value-type="string">
            <text:p text:style-name="Standard">RF4-Registrar super</text:p>
          </table:table-cell>
          <table:table-cell table:style-name="Tabla1.B2" office:value-type="string">
            <text:p text:style-name="P1">RD6-Datos nuevo super</text:p>
          </table:table-cell>
          <table:table-cell table:style-name="Tabla1.B2" office:value-type="string">
            <text:p text:style-name="P1">RD7-Datos super</text:p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Standard">RF5-Modificar un super</text:p>
          </table:table-cell>
          <table:table-cell table:style-name="Tabla1.B2" office:value-type="string">
            <text:p text:style-name="P1">RD8-Datos super modificado</text:p>
          </table:table-cell>
          <table:table-cell table:style-name="Tabla1.B2" office:value-type="string">
            <text:p text:style-name="P1">RD7-Datos super</text:p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Standard">RF6-Nueva compra</text:p>
          </table:table-cell>
          <table:table-cell table:style-name="Tabla1.B2" office:value-type="string">
            <text:p text:style-name="P1">RD9-Datos nueva compra</text:p>
          </table:table-cell>
          <table:table-cell table:style-name="Tabla1.B2" office:value-type="string">
            <text:p text:style-name="P1">RD10-Datos compra</text:p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Standard">RF7-Añadir producto a compra</text:p>
          </table:table-cell>
          <table:table-cell table:style-name="Tabla1.B2" office:value-type="string">
            <text:p text:style-name="P1">RD11-Datos nueva línea de compra</text:p>
          </table:table-cell>
          <table:table-cell table:style-name="Tabla1.B2" office:value-type="string">
            <text:p text:style-name="P1">RD12-Datos línea de compra</text:p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Standard">RF8-Eliminar producto de compra</text:p>
          </table:table-cell>
          <table:table-cell table:style-name="Tabla1.B2" office:value-type="string">
            <text:p text:style-name="P1">RD13-Datos línea de compra a eliminar</text:p>
          </table:table-cell>
          <table:table-cell table:style-name="Tabla1.B2" office:value-type="string">
            <text:p text:style-name="P1">RD12-Datos línea de compra</text:p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Standard">RF9-Añadir nueva dieta</text:p>
          </table:table-cell>
          <table:table-cell table:style-name="Tabla1.B2" office:value-type="string">
            <text:p text:style-name="P1">RD14-Datos nueva dieta</text:p>
          </table:table-cell>
          <table:table-cell table:style-name="Tabla1.B2" office:value-type="string">
            <text:p text:style-name="P1">RD15-Datos dieta</text:p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Standard">RF10-Añadir receta a dieta</text:p>
          </table:table-cell>
          <table:table-cell table:style-name="Tabla1.B2" office:value-type="string">
            <text:p text:style-name="P1">RD16-Datos nueva receta de dieta</text:p>
          </table:table-cell>
          <table:table-cell table:style-name="Tabla1.B2" office:value-type="string">
            <text:p text:style-name="P1">RD17-Datos receta de dieta</text:p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Standard">RF11-Eliminar receta de dieta</text:p>
          </table:table-cell>
          <table:table-cell table:style-name="Tabla1.B2" office:value-type="string">
            <text:p text:style-name="P1">RD18-Datos receta de dieta a eliminar</text:p>
          </table:table-cell>
          <table:table-cell table:style-name="Tabla1.B2" office:value-type="string">
            <text:p text:style-name="P1">RD17-Datos receta de dieta</text:p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Standard">RF12-Añadir nueva receta</text:p>
          </table:table-cell>
          <table:table-cell table:style-name="Tabla1.B2" office:value-type="string">
            <text:p text:style-name="P1">RD19-Datos nueva receta</text:p>
          </table:table-cell>
          <table:table-cell table:style-name="Tabla1.B2" office:value-type="string">
            <text:p text:style-name="P1">RD20-Datos receta</text:p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Standard">RF13-Añadir producto a receta</text:p>
          </table:table-cell>
          <table:table-cell table:style-name="Tabla1.B2" office:value-type="string">
            <text:p text:style-name="P1">RD21-Datos nuevo producto de receta</text:p>
          </table:table-cell>
          <table:table-cell table:style-name="Tabla1.B2" office:value-type="string">
            <text:p text:style-name="P1">RD22- Datos producto de receta</text:p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Standard">RF14-Eliminar producto de receta</text:p>
          </table:table-cell>
          <table:table-cell table:style-name="Tabla1.B2" office:value-type="string">
            <text:p text:style-name="P1">RD23-Datos producto de receta a eliminar</text:p>
          </table:table-cell>
          <table:table-cell table:style-name="Tabla1.B2" office:value-type="string">
            <text:p text:style-name="P1">RD22- Datos producto de receta</text:p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Standard">RF15-Modificar una receta</text:p>
          </table:table-cell>
          <table:table-cell table:style-name="Tabla1.B2" office:value-type="string">
            <text:p text:style-name="P1">RD24-Datos receta modificada</text:p>
          </table:table-cell>
          <table:table-cell table:style-name="Tabla1.B2" office:value-type="string">
            <text:p text:style-name="P1">RD20-Datos receta</text:p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Standard">RF16-Dar de alta un usuario</text:p>
          </table:table-cell>
          <table:table-cell table:style-name="Tabla1.B2" office:value-type="string">
            <text:p text:style-name="P1">RD25-Datos nuevo usuario</text:p>
          </table:table-cell>
          <table:table-cell table:style-name="Tabla1.B2" office:value-type="string">
            <text:p text:style-name="P1">RD26-Datos usuario</text:p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Standard">RF17-Modificar un usuario</text:p>
          </table:table-cell>
          <table:table-cell table:style-name="Tabla1.B2" office:value-type="string">
            <text:p text:style-name="P1">RD27-Datos usuario modificado</text:p>
          </table:table-cell>
          <table:table-cell table:style-name="Tabla1.B2" office:value-type="string">
            <text:p text:style-name="P1">RD26-Datos usuario</text:p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Standard">RF18-Elimina un usuario</text:p>
          </table:table-cell>
          <table:table-cell table:style-name="Tabla1.B2" office:value-type="string">
            <text:p text:style-name="P1">RD28-Datos usuario a eliminar</text:p>
          </table:table-cell>
          <table:table-cell table:style-name="Tabla1.B2" office:value-type="string">
            <text:p text:style-name="P1">RD26-Datos usuario</text:p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Standard">RF19-Hacer comida</text:p>
          </table:table-cell>
          <table:table-cell table:style-name="Tabla1.B2" office:value-type="string">
            <text:p text:style-name="P1">RD29-Datos nueva comida</text:p>
          </table:table-cell>
          <table:table-cell table:style-name="Tabla1.B2" office:value-type="string">
            <text:p text:style-name="P1">RD30-Datos comida</text:p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Standard">RF20-Listar stock</text:p>
          </table:table-cell>
          <table:table-cell table:style-name="Tabla1.B2" office:value-type="string">
            <text:p text:style-name="P1">RD31-Identificador propietario de stock</text:p>
          </table:table-cell>
          <table:table-cell table:style-name="Tabla1.B2" office:value-type="string">
            <text:p text:style-name="P1">RD2-Datos producto,</text:p>
            <text:p text:style-name="P1">RD10-Datos compra,</text:p>
            <text:p text:style-name="P1">RD20-Datos receta, RD30-Datos comida </text:p>
          </table:table-cell>
          <table:table-cell table:style-name="Tabla1.D2" office:value-type="string">
            <text:p text:style-name="P1">RD32-Lista de stock</text:p>
          </table:table-cell>
        </table:table-row>
        <text:soft-page-break/>
        <table:table-row>
          <table:table-cell table:style-name="Tabla1.A2" office:value-type="string">
            <text:p text:style-name="Standard">RF21-Calcular gasto diario</text:p>
          </table:table-cell>
          <table:table-cell table:style-name="Tabla1.B2" office:value-type="string">
            <text:p text:style-name="P1">RD33-Identificador usuario para gasto diario</text:p>
          </table:table-cell>
          <table:table-cell table:style-name="Tabla1.B2" office:value-type="string">
            <text:p text:style-name="P1">RD10-Datos compra, RD30-Datos comida</text:p>
          </table:table-cell>
          <table:table-cell table:style-name="Tabla1.D2" office:value-type="string">
            <text:p text:style-name="P1">RD34-Valor de gasto diario</text:p>
          </table:table-cell>
        </table:table-row>
        <table:table-row>
          <table:table-cell table:style-name="Tabla1.A2" office:value-type="string">
            <text:p text:style-name="Standard">RF22-Calcular gasto mensual</text:p>
          </table:table-cell>
          <table:table-cell table:style-name="Tabla1.B2" office:value-type="string">
            <text:p text:style-name="P1">RD35-Identificador usuario para gasto mensual</text:p>
          </table:table-cell>
          <table:table-cell table:style-name="Tabla1.B2" office:value-type="string">
            <text:p text:style-name="P1">RD10-Datos compra, RD30-Datos comida</text:p>
          </table:table-cell>
          <table:table-cell table:style-name="Tabla1.D2" office:value-type="string">
            <text:p text:style-name="P1">RD36-Valor de gasto mensual</text:p>
          </table:table-cell>
        </table:table-row>
        <table:table-row>
          <table:table-cell table:style-name="Tabla1.A2" office:value-type="string">
            <text:p text:style-name="Standard">RF23-Mostrar recetas disponibles</text:p>
          </table:table-cell>
          <table:table-cell table:style-name="Tabla1.B2" office:value-type="string">
            <text:p text:style-name="P1">RD37-Usuario que consulta recetas disponibles</text:p>
          </table:table-cell>
          <table:table-cell table:style-name="Tabla1.B2" office:value-type="string">
            <text:p text:style-name="P1">RD2-Datos producto,</text:p>
            <text:p text:style-name="P1">RD10-Datos compra,</text:p>
            <text:p text:style-name="P1">RD15-Datos dieta,</text:p>
            <text:p text:style-name="P1">RD20-Datos receta, RD30-Datos comida </text:p>
          </table:table-cell>
          <table:table-cell table:style-name="Tabla1.D2" office:value-type="string">
            <text:p text:style-name="P1">RD38-Lista recetas disponibles</text:p>
          </table:table-cell>
        </table:table-row>
        <table:table-row>
          <table:table-cell table:style-name="Tabla1.A2" office:value-type="string">
            <text:p text:style-name="Standard">RF24-Calcular precio de una dieta</text:p>
          </table:table-cell>
          <table:table-cell table:style-name="Tabla1.B2" office:value-type="string">
            <text:p text:style-name="P1">RD39-Identificador de dieta a consultar</text:p>
          </table:table-cell>
          <table:table-cell table:style-name="Tabla1.B2" office:value-type="string">
            <text:p text:style-name="P1">RD2-Datos producto,</text:p>
            <text:p text:style-name="P1">RD7-Datos super,</text:p>
            <text:p text:style-name="P1">RD10-Datos compra,</text:p>
            <text:p text:style-name="P1">RD15-Datos dieta,</text:p>
            <text:p text:style-name="P1">RD20-Datos receta</text:p>
          </table:table-cell>
          <table:table-cell table:style-name="Tabla1.D2" office:value-type="string">
            <text:p text:style-name="P1">RD40-Coste por super</text:p>
          </table:table-cell>
        </table:table-row>
        <table:table-row>
          <table:table-cell table:style-name="Tabla1.A2" office:value-type="string">
            <text:p text:style-name="Standard">RF25-Identificar usuario</text:p>
          </table:table-cell>
          <table:table-cell table:style-name="Tabla1.B2" office:value-type="string">
            <text:p text:style-name="P1">RD41-Datos de identificación</text:p>
          </table:table-cell>
          <table:table-cell table:style-name="Tabla1.B2" office:value-type="string">
            <text:p text:style-name="P1">RD26-Datos usuario</text:p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Standard">RF26-Listar dieta completa</text:p>
          </table:table-cell>
          <table:table-cell table:style-name="Tabla1.B2" office:value-type="string">
            <text:p text:style-name="P1">RD42-Identificador creador de dieta</text:p>
          </table:table-cell>
          <table:table-cell table:style-name="Tabla1.B2" office:value-type="string">
            <text:p text:style-name="P1">RD15-Datos dieta,</text:p>
            <text:p text:style-name="P1">RD20-Datos receta</text:p>
          </table:table-cell>
          <table:table-cell table:style-name="Tabla1.D2" office:value-type="string">
            <text:p text:style-name="P1">RD43-Datos dieta completa, RD44-Lista de recetas de dieta</text:p>
          </table:table-cell>
        </table:table-row>
        <table:table-row>
          <table:table-cell table:style-name="Tabla1.A2" office:value-type="string">
            <text:p text:style-name="Standard">RF27-Listar dietas</text:p>
          </table:table-cell>
          <table:table-cell table:style-name="Tabla1.B2" office:value-type="string">
            <text:p text:style-name="P1">RD45-Identificador creador de dietas</text:p>
          </table:table-cell>
          <table:table-cell table:style-name="Tabla1.B2" office:value-type="string">
            <text:p text:style-name="P1">RD15-Datos dieta</text:p>
          </table:table-cell>
          <table:table-cell table:style-name="Tabla1.D2" office:value-type="string">
            <text:p text:style-name="P1">RD46-Lista de dietas</text:p>
          </table:table-cell>
        </table:table-row>
        <table:table-row>
          <table:table-cell table:style-name="Tabla1.A2" office:value-type="string">
            <text:p text:style-name="Standard">RF28- Listar recetas</text:p>
          </table:table-cell>
          <table:table-cell table:style-name="Tabla1.B2" office:value-type="string">
            <text:p text:style-name="P1">RD47-Identificador consultor de recetas</text:p>
          </table:table-cell>
          <table:table-cell table:style-name="Tabla1.B2" office:value-type="string">
            <text:p text:style-name="P1">RD20-Datos receta</text:p>
          </table:table-cell>
          <table:table-cell table:style-name="Tabla1.D2" office:value-type="string">
            <text:p text:style-name="P1">RD48-Lista de recetas</text:p>
          </table:table-cell>
        </table:table-row>
        <table:table-row>
          <table:table-cell table:style-name="Tabla1.A2" office:value-type="string">
            <text:p text:style-name="Standard">RF29- Mostrar datos usuario</text:p>
          </table:table-cell>
          <table:table-cell table:style-name="Tabla1.B2" office:value-type="string">
            <text:p text:style-name="P1">RD49-Identificador usuario propio</text:p>
          </table:table-cell>
          <table:table-cell table:style-name="Tabla1.B2" office:value-type="string">
            <text:p text:style-name="P1">RD26-Datos usuario</text:p>
          </table:table-cell>
          <table:table-cell table:style-name="Tabla1.D2" office:value-type="string">
            <text:p text:style-name="P1">RD50-Datos usuario propio</text:p>
          </table:table-cell>
        </table:table-row>
        <table:table-row>
          <table:table-cell table:style-name="Tabla1.A2" office:value-type="string">
            <text:p text:style-name="Standard">RF30- Listar comidas</text:p>
          </table:table-cell>
          <table:table-cell table:style-name="Tabla1.B2" office:value-type="string">
            <text:p text:style-name="P1">RD51-Identificador cocinero</text:p>
          </table:table-cell>
          <table:table-cell table:style-name="Tabla1.B2" office:value-type="string">
            <text:p text:style-name="P1">RD30-Datos comida</text:p>
          </table:table-cell>
          <table:table-cell table:style-name="Tabla1.D2" office:value-type="string">
            <text:p text:style-name="P1">RD52-Lista de comidas</text:p>
          </table:table-cell>
        </table:table-row>
        <table:table-row>
          <table:table-cell table:style-name="Tabla1.A2" office:value-type="string">
            <text:p text:style-name="Standard">RF31- Eliminar comida</text:p>
          </table:table-cell>
          <table:table-cell table:style-name="Tabla1.B2" office:value-type="string">
            <text:p text:style-name="P1">RD29-Datos comida a eliminar</text:p>
          </table:table-cell>
          <table:table-cell table:style-name="Tabla1.B2" office:value-type="string">
            <text:p text:style-name="P1">RD30-Datos comida</text:p>
          </table:table-cell>
          <table:table-cell table:style-name="Tabla1.D2" office:value-type="string">
            <text:p text:style-name="P1"/>
          </table:table-cell>
        </table:table-row>
      </table:table>
      <text:p text:style-name="Standard"/>
      <text:p text:style-name="Standard"/>
      <text:p text:style-name="Standard">Requisitos semánticos</text:p>
      <text:p text:style-name="Standard"/>
      <text:p text:style-name="P2">RS1-No se pueden registrar usuarios con username repetidos.</text:p>
      <text:p text:style-name="P2">RS2-Todas las dietas deben estar asociadas a un usuario registra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unga" svg:font-family="Tung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30M51S</meta:editing-duration>
    <meta:editing-cycles>19</meta:editing-cycles>
    <meta:generator>OpenOffice/4.0.1$Win32 OpenOffice.org_project/401m5$Build-9714</meta:generator>
    <dc:date>2014-01-23T00:38:42.06</dc:date>
    <meta:document-statistic meta:table-count="1" meta:image-count="0" meta:object-count="0" meta:page-count="9" meta:paragraph-count="377" meta:word-count="2368" meta:character-count="16365"/>
    <meta:user-defined meta:name="Info 1"/>
    <meta:user-defined meta:name="Info 2"/>
    <meta:user-defined meta:name="Info 3"/>
    <meta:user-defined meta:name="Info 4"/>
  </office:meta>
</office:document-meta>
</file>